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 Condensed" svg:font-family="'Bahnschrift SemiBold Condensed'" style:font-family-generic="swiss" style:font-pitch="variable"/>
    <style:font-face style:name="HoloLens MDL2 Assets" svg:font-family="'HoloLens MDL2 Assets'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JhengHei Light" svg:font-family="'Microsoft JhengHei Light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fo:font-size="20pt" officeooo:rsid="00042bea" officeooo:paragraph-rsid="00042bea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le projet de café gourmand, j’ai principalement aidé sur les recherches pour l’amélioration du service informatique (imprimante, Laptop…)</text:p>
      <text:p text:style-name="P1"/>
      <text:p text:style-name="P1">Je me suis aussi occupé de créer le répertoire du groupe sur GITHUB, Pour cela il m’a d’abord fallu me créer un compte sur celui-ci, une fois mon compte terminé, j’ai ouvert un répertoire privée nommée Coffter-Gourmand, après le répertoire terminé, il m’a fallu ajouter les deux autres membres de mon groupe qui sont (Youri, Osman) ce qui nous permettra d’avoir une meilleur collaboration entre nous.</text:p>
      <text:p text:style-name="P1"/>
      <text:p text:style-name="P1">En n’espérant que vous acceptiez mon document qui est arrivé en retard </text:p>
      <text:p text:style-name="P1"/>
      <text:p text:style-name="P1">Cordialement Yanis El Fella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 Condensed" svg:font-family="'Bahnschrift SemiBold Condensed'" style:font-family-generic="swiss" style:font-pitch="variable"/>
    <style:font-face style:name="HoloLens MDL2 Assets" svg:font-family="'HoloLens MDL2 Assets'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JhengHei Light" svg:font-family="'Microsoft JhengHei Light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3:19:31.166000000</meta:creation-date>
    <dc:date>2023-09-20T13:54:16.351000000</dc:date>
    <meta:editing-duration>PT34M45S</meta:editing-duration>
    <meta:editing-cycles>1</meta:editing-cycles>
    <meta:document-statistic meta:table-count="0" meta:image-count="0" meta:object-count="0" meta:page-count="1" meta:paragraph-count="4" meta:word-count="101" meta:character-count="642" meta:non-whitespace-character-count="544"/>
    <meta:generator>LibreOffice/7.5.3.2$Windows_X86_64 LibreOffice_project/9f56dff12ba03b9acd7730a5a481eea045e468f3</meta:generator>
  </office:meta>
</office:document-meta>
</file>